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4c18b"/>
    </style:style>
    <style:style style:name="P2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3" style:family="paragraph" style:parent-style-name="Standard">
      <style:text-properties fo:font-weight="bold" officeooo:rsid="0028ccd4" officeooo:paragraph-rsid="0028ccd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274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U4L4 German <text:tab/><text:tab/><text:tab/><text:tab/><text:tab/><text:tab/><text:tab/><text:tab/><text:tab/><text:tab/></text:span><text:span text:style-name="Emphasis"><text:span text:style-name="T2">ß ä ë ï ö ü</text:span></text:span> </text:p>
      <text:p text:style-name="P2"/>
      <text:p text:style-name="P2"/>
      <text:p text:style-name="P3">When?</text:p>
      <text:p text:style-name="P3"/>
      <text:p text:style-name="P3"><text:tab/><text:span text:style-name="T1">am Morgen<text:tab/><text:tab/><text:tab/>in the morning</text:span></text:p>
      <text:p text:style-name="P3"><text:span text:style-name="T1"><text:tab/>am Nachmittag<text:tab/><text:tab/>in the afternoon</text:span></text:p>
      <text:p text:style-name="P3"><text:span text:style-name="T1"><text:tab/>am Abend<text:tab/><text:tab/><text:tab/>in the evening</text:span></text:p>
      <text:p text:style-name="P3"><text:span text:style-name="T1"><text:tab/>vor<text:tab/><text:tab/><text:tab/><text:tab/>before</text:span></text:p>
      <text:p text:style-name="P3"><text:span text:style-name="T1"><text:tab/>nach<text:tab/><text:tab/><text:tab/><text:tab/>after</text:span></text:p>
      <text:p text:style-name="P3"/>
      <text:p text:style-name="P3">..</text:p>
      <text:p text:style-name="P3"/>
      <text:p text:style-name="P3">Wie oft?</text:p>
      <text:p text:style-name="P3"/>
      <text:p text:style-name="P3"><text:tab/><text:span text:style-name="T1">immer<text:tab/><text:tab/><text:tab/><text:tab/>always</text:span></text:p>
      <text:p text:style-name="P3"><text:span text:style-name="T1"><text:tab/>nie<text:tab/><text:tab/><text:tab/><text:tab/>never</text:span></text:p>
      <text:p text:style-name="P3"><text:span text:style-name="T1"><text:tab/>manchmal<text:tab/><text:tab/><text:tab/>sometimes</text:span></text:p>
      <text:p text:style-name="P3"><text:span text:style-name="T1"><text:tab/>zweimal<text:tab/><text:tab/><text:tab/>twice</text:span></text:p>
      <text:p text:style-name="P3"><text:span text:style-name="T1"><text:tab/>dreimal<text:tab/><text:tab/><text:tab/>three times</text:span></text:p>
      <text:p text:style-name="P3"><text:span text:style-name="T1"><text:tab/>jeden Tag<text:tab/><text:tab/><text:tab/>every day</text:span></text:p>
      <text:p text:style-name="P3"><text:span text:style-name="T1"><text:tab/>oft<text:tab/><text:tab/><text:tab/><text:tab/>frequently</text:span></text:p>
      <text:p text:style-name="P3"><text:span text:style-name="T1"><text:tab/>selten<text:tab/><text:tab/><text:tab/><text:tab/>seldom</text:span></text:p>
      <text:p text:style-name="P3"/>
      <text:p text:style-name="P3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5-23T12:01:51.061663913</dc:date>
    <meta:editing-duration>PT1H17M42S</meta:editing-duration>
    <meta:editing-cycles>16</meta:editing-cycles>
    <meta:generator>LibreOffice/4.4.7.2$Linux_X86_64 LibreOffice_project/40$Build-2</meta:generator>
    <meta:document-statistic meta:table-count="0" meta:image-count="0" meta:object-count="0" meta:page-count="1" meta:paragraph-count="18" meta:word-count="51" meta:character-count="309" meta:non-whitespace-character-count="221"/>
  </office:meta>
</office:document-meta>
</file>